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3.3083in" style:rel-column-width="32768*"/>
    </style:style>
    <style:style style:name="Table4.B" style:family="table-column">
      <style:table-column-properties style:column-width="3.3083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3.2319in" table:align="margins"/>
    </style:style>
    <style:style style:name="Table5.A" style:family="table-column">
      <style:table-column-properties style:column-width="1.616in" style:rel-column-width="32767*"/>
    </style:style>
    <style:style style:name="Table5.B" style:family="table-column">
      <style:table-column-properties style:column-width="1.616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2319in" table:align="margins"/>
    </style:style>
    <style:style style:name="Table6.A" style:family="table-column">
      <style:table-column-properties style:column-width="1.616in" style:rel-column-width="32767*"/>
    </style:style>
    <style:style style:name="Table6.B" style:family="table-column">
      <style:table-column-properties style:column-width="1.61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3.3083in" style:rel-column-width="32767*"/>
    </style:style>
    <style:style style:name="Table3.B" style:family="table-column">
      <style:table-column-properties style:column-width="3.3083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3.3083in" style:rel-column-width="32768*"/>
    </style:style>
    <style:style style:name="Table4.B" style:family="table-column">
      <style:table-column-properties style:column-width="3.3083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3.2319in" table:align="margins"/>
    </style:style>
    <style:style style:name="Table5.A" style:family="table-column">
      <style:table-column-properties style:column-width="1.616in" style:rel-column-width="32767*"/>
    </style:style>
    <style:style style:name="Table5.B" style:family="table-column">
      <style:table-column-properties style:column-width="1.616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2319in" table:align="margins"/>
    </style:style>
    <style:style style:name="Table6.A" style:family="table-column">
      <style:table-column-properties style:column-width="1.616in" style:rel-column-width="32767*"/>
    </style:style>
    <style:style style:name="Table6.B" style:family="table-column">
      <style:table-column-properties style:column-width="1.61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2319in" table:align="margins"/>
    </style:style>
    <style:style style:name="Table5.A" style:family="table-column">
      <style:table-column-properties style:column-width="1.616in" style:rel-column-width="32767*"/>
    </style:style>
    <style:style style:name="Table5.B" style:family="table-column">
      <style:table-column-properties style:column-width="1.616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2319in" table:align="margins"/>
    </style:style>
    <style:style style:name="Table6.A" style:family="table-column">
      <style:table-column-properties style:column-width="1.616in" style:rel-column-width="32767*"/>
    </style:style>
    <style:style style:name="Table6.B" style:family="table-column">
      <style:table-column-properties style:column-width="1.61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3.3083in" style:rel-column-width="32767*"/>
    </style:style>
    <style:style style:name="Table3.B" style:family="table-column">
      <style:table-column-properties style:column-width="3.3083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316e" officeooo:paragraph-rsid="001f316e"/>
    </style:style>
    <style:style style:name="P2" style:family="paragraph" style:parent-style-name="Table_20_Contents">
      <style:text-properties officeooo:rsid="002028c0" officeooo:paragraph-rsid="002028c0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f316e" officeooo:paragraph-rsid="001f316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2bea2" officeooo:paragraph-rsid="0022bea2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2bea2" officeooo:paragraph-rsid="002435e3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435e3" officeooo:paragraph-rsid="002435e3" style:font-weight-asian="bold" style:font-weight-complex="bold"/>
    </style:style>
    <style:style style:name="P7" style:family="paragraph" style:parent-style-name="Table_20_Contents">
      <style:text-properties fo:font-weight="bold" officeooo:rsid="002028c0" officeooo:paragraph-rsid="002028c0" style:font-weight-asian="bold" style:font-weight-complex="bold"/>
    </style:style>
    <style:style style:name="P8" style:family="paragraph" style:parent-style-name="Table_20_Contents">
      <style:text-properties fo:font-weight="bold" officeooo:rsid="00254283" officeooo:paragraph-rsid="00254283" style:font-weight-asian="bold" style:font-weight-complex="bold"/>
    </style:style>
    <style:style style:name="P9" style:family="paragraph" style:parent-style-name="Table_20_Contents">
      <style:text-properties officeooo:rsid="002435e3" officeooo:paragraph-rsid="002435e3"/>
    </style:style>
    <style:style style:name="P10" style:family="paragraph" style:parent-style-name="Standard">
      <style:text-properties officeooo:paragraph-rsid="002435e3"/>
    </style:style>
    <style:style style:name="P11" style:family="paragraph" style:parent-style-name="Text_20_body">
      <style:text-properties officeooo:rsid="00df5cff" officeooo:paragraph-rsid="00288703"/>
    </style:style>
    <style:style style:name="P12" style:family="paragraph" style:parent-style-name="Text_20_body">
      <style:text-properties officeooo:rsid="00df92a6" officeooo:paragraph-rsid="00288703"/>
    </style:style>
    <style:style style:name="P13" style:family="paragraph" style:parent-style-name="Text_20_body">
      <style:text-properties fo:font-weight="bold" officeooo:rsid="00df92a6" officeooo:paragraph-rsid="00288703" style:font-weight-asian="bold" style:font-weight-complex="bold"/>
    </style:style>
    <style:style style:name="P14" style:family="paragraph" style:parent-style-name="Text_20_body">
      <style:text-properties officeooo:paragraph-rsid="00288703"/>
    </style:style>
    <style:style style:name="P15" style:family="paragraph" style:parent-style-name="Table_20_Contents" style:list-style-name="L1">
      <style:text-properties officeooo:rsid="001f316e" officeooo:paragraph-rsid="001f316e"/>
    </style:style>
    <style:style style:name="P16" style:family="paragraph" style:parent-style-name="Table_20_Contents" style:list-style-name="L2">
      <style:text-properties officeooo:rsid="002028c0" officeooo:paragraph-rsid="002028c0"/>
    </style:style>
    <style:style style:name="T1" style:family="text">
      <style:text-properties officeooo:rsid="002028c0"/>
    </style:style>
    <style:style style:name="T2" style:family="text">
      <style:text-properties officeooo:rsid="0026d3c4"/>
    </style:style>
    <style:style style:name="T3" style:family="text">
      <style:text-properties officeooo:rsid="00df92a6"/>
    </style:style>
    <style:style style:name="T4" style:family="text">
      <style:text-properties officeooo:rsid="00e13c65"/>
    </style:style>
    <style:style style:name="T5" style:family="text">
      <style:text-properties officeooo:rsid="00df5cff"/>
    </style:style>
    <style:style style:name="T6" style:family="text">
      <style:text-properties officeooo:rsid="00e0f1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1"><text:span text:style-name="T4">10.</text:span>12.<text:span text:style-name="T4">XX.XX</text:span> -dhub.chdc</text:p>
      <text:p text:style-name="P11"><text:span text:style-name="T4">10.</text:span>21.<text:span text:style-name="T4">XX.XX:</text:span>-awt</text:p>
      <text:p text:style-name="P11">10.X.3.XXX = management IP</text:p>
      <text:p text:style-name="P11">10.12.4.XXX = xen ip</text:p>
      <text:p text:style-name="P11">10.X.5.<text:span text:style-name="T3">XX = XEN ip</text:span></text:p>
      <text:p text:style-name="P11">10.X.6.<text:span text:style-name="T3">XX = XEN IP</text:span></text:p>
      <text:p text:style-name="P11"/>
      <text:p text:style-name="P11"/>
      <text:p text:style-name="P14">10.12.7.XXX = D<text:span text:style-name="T5">HUB, </text:span></text:p>
      <text:p text:style-name="P11">10.21.7.XXX = CHDC,</text:p>
      <text:p text:style-name="P11"/>
      <text:p text:style-name="P11">10.X.8/9/10.x</text:p>
      <text:p text:style-name="P11"/>
      <text:p text:style-name="P11"><text:span text:style-name="T6">10.X</text:span>9.<text:span text:style-name="T6">XXX</text:span>--monitoring server</text:p>
      <text:p text:style-name="P11"><text:span text:style-name="T6">10.X</text:span>10.<text:span text:style-name="T6">XXX</text:span>-ameyo <text:span text:style-name="T6">(NEW IPS)</text:span></text:p>
      <text:p text:style-name="P11"/>
      <text:p text:style-name="P11"/>
      <text:p text:style-name="P11"/>
      <text:p text:style-name="P11">172.28.255.</text:p>
      <text:p text:style-name="P11"/>
      <text:p text:style-name="P11">172.16</text:p>
      <text:p text:style-name="P11">172.</text:p>
      <text:p text:style-name="P11">250 -====</text:p>
      <text:p text:style-name="P12"/>
      <text:p text:style-name="P13">PUBLIC IPs</text:p>
      <text:p text:style-name="P11">202.79.32.<text:span text:style-name="T3">XX</text:span></text:p>
      <text:p text:style-name="P11"><text:span text:style-name="T3">202.79.</text:span>36.<text:span text:style-name="T3">XXX</text:span></text:p>
      <text:p text:style-name="P11"><text:span text:style-name="T3">202.79.</text:span>38.<text:span text:style-name="T3">XX</text:span></text:p>
      <text:p text:style-name="P11">202.166.193.<text:span text:style-name="T3">XX</text:span></text:p>
      <text:p text:style-name="P11">139.5.70.<text:span text:style-name="T3">XXX</text:span></text:p>
      <text:p text:style-name="Text_20_body"/>
      <text:p text:style-name="Text_20_body"><text:soft-page-break/></text:p>
      <text:p text:style-name="Text_20_body"/>
      <table:table table:name="Table1" table:style-name="Table1">
        <table:table-column table:style-name="Table1.A"/>
        <table:table-row table:style-name="TableLine94885211846352">
          <table:table-cell table:style-name="Table1.A1" office:value-type="string">
            <text:p text:style-name="P1">Switch</text:p>
            <text:p text:style-name="P1"/>
          </table:table-cell>
        </table:table-row>
        <table:table-row table:style-name="TableLine94885211968304">
          <table:table-cell table:style-name="Table1.A2" office:value-type="string">
            <text:p text:style-name="P1">Vlan</text:p>
            <text:p text:style-name="P1"/>
          </table:table-cell>
        </table:table-row>
        <table:table-row table:style-name="TableLine94885211973152">
          <table:table-cell table:style-name="Table1.A2" office:value-type="string">
            <text:p text:style-name="P1">Switch commands:</text:p>
            <text:p text:style-name="P1"/>
          </table:table-cell>
        </table:table-row>
        <table:table-row table:style-name="TableLine94885211974432">
          <table:table-cell table:style-name="Table1.A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Line94885211976352">
          <table:table-cell table:style-name="Table1.A2" office:value-type="string">
            <text:p text:style-name="Table_20_Contents"/>
            <text:p text:style-name="Table_20_Contents"/>
            <text:p text:style-name="P1"/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row table:style-name="TableLine94885211978512">
          <table:table-cell table:style-name="Table2.A1" office:value-type="string">
            <text:p text:style-name="P3">Server set<text:span text:style-name="T1">up</text:span></text:p>
            <text:p text:style-name="P1"/>
          </table:table-cell>
        </table:table-row>
        <table:table-row table:style-name="TableLine94885212127648">
          <table:table-cell table:style-name="Table2.A2" office:value-type="string">
            <text:list xml:id="list3103963742" text:style-name="L1">
              <text:list-item>
                <text:p text:style-name="P15">Physical mounting</text:p>
              </text:list-item>
              <text:list-item>
                <text:p text:style-name="P15">CIMC configuration</text:p>
              </text:list-item>
              <text:list-item>
                <text:p text:style-name="P15">connection to switch</text:p>
              </text:list-item>
              <text:list-item>
                <text:p text:style-name="P15">XEN installation</text:p>
              </text:list-item>
              <text:list-item>
                <text:p text:style-name="P15">vm installation:</text:p>
              </text:list-item>
              <text:list-item>
                <text:p text:style-name="P15"/>
              </text:list-item>
            </text:list>
          </table:table-cell>
        </table:table-row>
        <table:table-row table:style-name="TableLine94885212128400">
          <table:table-cell table:style-name="Table2.A2" office:value-type="string">
            <text:p text:style-name="P2">Physical mounting</text:p>
            <text:p text:style-name="P2"/>
            <text:p text:style-name="P2"/>
          </table:table-cell>
        </table:table-row>
        <table:table-row table:style-name="TableLine94885212128880">
          <table:table-cell table:style-name="Table2.A2" office:value-type="string">
            <text:p text:style-name="P2">CIMC configuration</text:p>
            <text:p text:style-name="P2">- F8 for <text:span text:style-name="T2">for rebooting</text:span></text:p>
            <text:p text:style-name="P2">- assigning IP for remote management.</text:p>
            <text:list xml:id="list4159106574" text:style-name="L2">
              <text:list-item>
                <text:p text:style-name="P16">Set IP, DNS, hostname, and connect to CIMC switch.</text:p>
              </text:list-item>
              <text:list-item>
                <text:p text:style-name="P16"/>
              </text:list-item>
            </text:list>
            <text:p text:style-name="P2"/>
            <text:p text:style-name="P2"/>
          </table:table-cell>
        </table:table-row>
        <table:table-row table:style-name="TableLine94885212129360">
          <table:table-cell table:style-name="Table2.A2" office:value-type="string">
            <text:p text:style-name="P2">Connecting to switch</text:p>
            <text:p text:style-name="P2">- need to take care about <text:s/>VLANs.</text:p>
            <text:p text:style-name="P2"/>
          </table:table-cell>
        </table:table-row>
        <table:table-row table:style-name="TableLine94885212129840">
          <table:table-cell table:style-name="Table2.A2" office:value-type="string">
            <text:p text:style-name="P2">XEN installation</text:p>
            <text:p text:style-name="P2">- update all the packages:</text:p>
            <text:p text:style-name="P2"/>
          </table:table-cell>
        </table:table-row>
        <table:table-row table:style-name="TableLine94885212130320">
          <table:table-cell table:style-name="Table2.A2" office:value-type="string">
            <text:p text:style-name="P2">VM installation:</text:p>
            <text:p text:style-name="P2"/>
          </table:table-cell>
        </table:table-row>
        <table:table-row table:style-name="TableLine94885212130800">
          <table:table-cell table:style-name="Table2.A2" office:value-type="string">
            <text:p text:style-name="P2"/>
            <text:p text:style-name="P2"/>
            <text:p text:style-name="P2"/>
            <text:p text:style-name="P2"><text:soft-page-break/></text:p>
            <text:p text:style-name="P6">AWT</text:p>
            <text:p text:style-name="P7"/>
            <table:table table:name="Table4" table:style-name="Table4">
              <table:table-column table:style-name="Table4.A"/>
              <table:table-column table:style-name="Table4.B"/>
              <table:table-row table:style-name="TableLine94885211399920">
                <table:table-cell table:style-name="Table4.A1" office:value-type="string">
                  <text:p text:style-name="P6">Nexge-hostedpbx01</text:p>
                  <text:p text:style-name="P6">10.21.3.71(CIMC)</text:p>
                  <text:p text:style-name="P6">10.21.4.71(XEN)</text:p>
                </table:table-cell>
                <table:table-cell table:style-name="Table4.B1" office:value-type="string">
                  <text:p text:style-name="P9"/>
                  <text:p text:style-name="P9"/>
                  <table:table table:name="Table5" table:style-name="Table5">
                    <table:table-column table:style-name="Table5.A"/>
                    <table:table-column table:style-name="Table5.B"/>
                    <table:table-row table:style-name="TableLine94885211402080">
                      <table:table-cell table:style-name="Table5.A1" office:value-type="string">
                        <text:p text:style-name="P5">Nexge-01</text:p>
                      </table:table-cell>
                      <table:table-cell table:style-name="Table5.B1" office:value-type="string">
                        <text:p text:style-name="P5">10.12.10.2</text:p>
                      </table:table-cell>
                    </table:table-row>
                    <table:table-row table:style-name="TableLine94885211406800">
                      <table:table-cell table:style-name="Table5.A2" office:value-type="string">
                        <text:p text:style-name="P5">nexge-02</text:p>
                      </table:table-cell>
                      <table:table-cell table:style-name="Table5.B2" office:value-type="string">
                        <text:p text:style-name="P5">10.12.10.3</text:p>
                      </table:table-cell>
                    </table:table-row>
                  </table:table>
                  <text:p text:style-name="P10"/>
                </table:table-cell>
              </table:table-row>
              <table:table-row table:style-name="TableLine94885212111840">
                <table:table-cell table:style-name="Table4.A2" office:value-type="string">
                  <text:p text:style-name="P6">Nexge-hostedpbx02</text:p>
                  <text:p text:style-name="P6">10.21.3.72(CIMC)</text:p>
                  <text:p text:style-name="P6">10.21.4.72(XEN)</text:p>
                </table:table-cell>
                <table:table-cell table:style-name="Table4.B2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row table:style-name="TableLine94885211388640">
                      <table:table-cell table:style-name="Table6.A1" office:value-type="string">
                        <text:p text:style-name="P6">nexge-03</text:p>
                      </table:table-cell>
                      <table:table-cell table:style-name="Table6.B1" office:value-type="string">
                        <text:p text:style-name="P4">10.12.10.4</text:p>
                      </table:table-cell>
                    </table:table-row>
                    <table:table-row table:style-name="TableLine94885212108080">
                      <table:table-cell table:style-name="Table6.A2" office:value-type="string">
                        <text:p text:style-name="P6">nexge-04</text:p>
                      </table:table-cell>
                      <table:table-cell table:style-name="Table6.B2" office:value-type="string">
                        <text:p text:style-name="P4">10.12.10.5</text:p>
                      </table:table-cell>
                    </table:table-row>
                  </table:table>
                  <text:p text:style-name="P9"/>
                </table:table-cell>
              </table:table-row>
              <table:table-row table:style-name="TableLine94885212113488">
                <table:table-cell table:style-name="Table4.A2" office:value-type="string">
                  <text:p text:style-name="P9"/>
                  <text:p text:style-name="P8">username:nexge</text:p>
                  <text:p text:style-name="P8">password: #nexge#</text:p>
                </table:table-cell>
                <table:table-cell table:style-name="Table4.B2" office:value-type="string">
                  <text:p text:style-name="P9"/>
                </table:table-cell>
              </table:table-row>
            </table:table>
            <text:p text:style-name="P2"/>
            <table:table table:name="Table3" table:style-name="Table3">
              <table:table-column table:style-name="Table3.A"/>
              <table:table-column table:style-name="Table3.B"/>
              <table:table-row table:style-name="TableLine94885212114480">
                <table:table-cell table:style-name="Table3.A1" office:value-type="string">
                  <text:p text:style-name="P4">Server</text:p>
                </table:table-cell>
                <table:table-cell table:style-name="Table3.B1" office:value-type="string">
                  <text:p text:style-name="P4">IP</text:p>
                </table:table-cell>
              </table:table-row>
              <table:table-row table:style-name="TableLine94885212123952">
                <table:table-cell table:style-name="Table3.A2" office:value-type="string">
                  <text:p text:style-name="P4">Nexge-01</text:p>
                </table:table-cell>
                <table:table-cell table:style-name="Table3.B2" office:value-type="string">
                  <text:p text:style-name="P4">10.12.10.2</text:p>
                </table:table-cell>
              </table:table-row>
              <table:table-row table:style-name="TableLine94885212125488">
                <table:table-cell table:style-name="Table3.A2" office:value-type="string">
                  <text:p text:style-name="P4">nexge-02</text:p>
                </table:table-cell>
                <table:table-cell table:style-name="Table3.B2" office:value-type="string">
                  <text:p text:style-name="P4">10.12.10.3</text:p>
                </table:table-cell>
              </table:table-row>
              <table:table-row table:style-name="TableLine94885212126128">
                <table:table-cell table:style-name="Table3.A2" office:value-type="string">
                  <text:p text:style-name="P4">nexge-03</text:p>
                </table:table-cell>
                <table:table-cell table:style-name="Table3.B2" office:value-type="string">
                  <text:p text:style-name="P4">10.12.10.4</text:p>
                </table:table-cell>
              </table:table-row>
              <table:table-row table:style-name="TableLine94885212126928">
                <table:table-cell table:style-name="Table3.A2" office:value-type="string">
                  <text:p text:style-name="P4">nexge-04</text:p>
                </table:table-cell>
                <table:table-cell table:style-name="Table3.B2" office:value-type="string">
                  <text:p text:style-name="P4">10.12.10.5</text:p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6:54:12.545145217</meta:creation-date>
    <meta:generator>LibreOffice/6.4.7.2$Linux_X86_64 LibreOffice_project/40$Build-2</meta:generator>
    <dc:date>2021-12-27T15:43:09.595591159</dc:date>
    <meta:editing-duration>PT2H7M30S</meta:editing-duration>
    <meta:editing-cycles>9</meta:editing-cycles>
    <meta:document-statistic meta:table-count="6" meta:image-count="0" meta:object-count="0" meta:page-count="3" meta:paragraph-count="69" meta:word-count="140" meta:character-count="999" meta:non-whitespace-character-count="933"/>
  </office:meta>
</office:document-meta>
</file>